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М_5f_осн_5f_текст">
      <style:paragraph-properties fo:text-align="center" style:justify-single-word="false"/>
      <style:text-properties style:font-name="Times New Roman" fo:font-size="12pt" officeooo:paragraph-rsid="00666488" style:font-size-asian="12pt" style:font-size-complex="12pt"/>
    </style:style>
    <style:style style:name="P2"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157a74"/>
    </style:style>
    <style:style style:name="P3"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4" style:family="paragraph" style:parent-style-name="Standard">
      <style:paragraph-properties fo:margin-top="0cm" fo:margin-bottom="0.212cm" style:contextual-spacing="false" fo:line-height="100%"/>
      <style:text-properties style:font-name="Times New Roman" fo:language="uk" fo:country="UA" officeooo:paragraph-rsid="00157a74" style:font-name-asian="Times New Roman1" style:font-size-complex="14pt"/>
    </style:style>
    <style:style style:name="P5"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157a74" style:font-name-asian="Times New Roman1" style:font-size-complex="14pt"/>
    </style:style>
    <style:style style:name="P6"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157a74" style:font-name-asian="Times New Roman1" style:font-size-complex="14pt"/>
    </style:style>
    <style:style style:name="P7"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8"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157a74" style:font-name-asian="Times New Roman1" style:font-size-asian="12pt" style:font-weight-asian="bold" style:font-size-complex="12pt"/>
    </style:style>
    <style:style style:name="P9"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1674fa"/>
    </style:style>
    <style:style style:name="P10"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157a74" style:font-name-asian="Times New Roman1" style:font-size-complex="14pt"/>
    </style:style>
    <style:style style:name="P11"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157a74" style:font-name-asian="Times New Roman1" style:font-size-complex="14pt"/>
    </style:style>
    <style:style style:name="P12"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196393" fo:background-color="#fdfefe" style:font-size-complex="14pt"/>
    </style:style>
    <style:style style:name="P13"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157a74" style:font-size-complex="14pt"/>
    </style:style>
    <style:style style:name="P14" style:family="paragraph" style:parent-style-name="Standard">
      <style:paragraph-properties fo:text-align="center" style:justify-single-word="false"/>
      <style:text-properties style:font-name="Times New Roman" officeooo:paragraph-rsid="00752f12"/>
    </style:style>
    <style:style style:name="P15" style:family="paragraph" style:parent-style-name="Standard">
      <style:paragraph-properties fo:text-align="justify" style:justify-single-word="false"/>
      <style:text-properties style:font-name="Times New Roman" fo:font-size="12pt" fo:language="uk" fo:country="UA" fo:font-weight="bold" officeooo:rsid="00752f12" officeooo:paragraph-rsid="00752f12" fo:background-color="#ffffff" style:font-name-asian="Calibri" style:font-size-asian="12pt" style:font-weight-asian="bold" style:font-name-complex="Times New Roman1" style:font-size-complex="12pt" style:font-weight-complex="bold"/>
    </style:style>
    <style:style style:name="P16" style:family="paragraph" style:parent-style-name="Standard">
      <style:paragraph-properties fo:text-align="justify" style:justify-single-word="false"/>
      <style:text-properties style:font-name="Times New Roman" fo:font-size="12pt" fo:language="uk" fo:country="UA" fo:font-weight="bold" officeooo:rsid="00752f12" officeooo:paragraph-rsid="00926e60" fo:background-color="#ffffff" style:font-name-asian="Calibri" style:font-size-asian="12pt" style:font-weight-asian="bold" style:font-name-complex="Times New Roman1" style:font-size-complex="12pt" style:font-weight-complex="bold"/>
    </style:style>
    <style:style style:name="P17" style:family="paragraph" style:parent-style-name="Standard">
      <style:paragraph-properties fo:text-align="justify" style:justify-single-word="false"/>
      <style:text-properties style:font-name="Times New Roman" fo:font-size="12pt" fo:language="uk" fo:country="UA" fo:font-weight="bold" officeooo:rsid="00752f12" officeooo:paragraph-rsid="00926e60"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Times New Roman" fo:font-size="12pt" fo:language="uk" fo:country="UA" fo:font-weight="normal" officeooo:rsid="00752f12" officeooo:paragraph-rsid="00926e60" fo:background-color="#ffffff" style:font-name-asian="Calibri"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0.5pt" style:font-weight-asian="normal" style:font-name-complex="Times New Roman1" style:font-size-complex="12pt" style:font-weight-complex="normal"/>
    </style:style>
    <style:style style:name="P20" style:family="paragraph" style:parent-style-name="Standard">
      <style:paragraph-properties fo:text-align="center" style:justify-single-word="false"/>
      <style:text-properties style:font-name="Times New Roman" fo:font-size="14pt" fo:language="uk" fo:country="UA" fo:font-weight="bold" officeooo:rsid="00752f12" officeooo:paragraph-rsid="00abb4d7" fo:background-color="#ffffff" style:font-name-asian="Calibri" style:font-size-asian="14pt" style:font-weight-asian="bold" style:font-name-complex="Times New Roman1" style:font-size-complex="14pt" style:font-weight-complex="bold"/>
    </style:style>
    <style:style style:name="P21" style:family="paragraph" style:parent-style-name="Standard">
      <style:paragraph-properties fo:text-align="justify" style:justify-single-word="false" fo:break-before="page"/>
      <style:text-properties style:font-name="Times New Roman" fo:font-size="12pt" fo:language="uk" fo:country="UA" fo:font-weight="bold" officeooo:rsid="0074a7e7" officeooo:paragraph-rsid="00752f12" fo:background-color="#ffffff" style:font-name-asian="Calibri" style:font-size-asian="12pt" style:font-weight-asian="bold" style:font-name-complex="Times New Roman1" style:font-size-complex="12pt" style:font-weight-complex="bold"/>
    </style:style>
    <style:style style:name="P22"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157a74" style:font-name-asian="Times New Roman1" style:font-size-complex="14pt"/>
    </style:style>
    <style:style style:name="P23" style:family="paragraph" style:parent-style-name="Standard">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0.5pt" style:font-weight-asian="normal" style:font-name-complex="Times New Roman1" style:font-size-complex="12pt" style:font-weight-complex="normal"/>
    </style:style>
    <style:style style:name="P24" style:family="paragraph" style:parent-style-name="Standard">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2pt" style:font-weight-asian="normal" style:font-name-complex="Times New Roman1" style:font-size-complex="12pt" style:font-weight-complex="normal"/>
    </style:style>
    <style:style style:name="P25" style:family="paragraph" style:parent-style-name="Standard" style:list-style-name="L1">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2pt" style:font-weight-asian="normal" style:font-name-complex="Times New Roman1" style:font-size-complex="12pt" style:font-weight-complex="normal"/>
    </style:style>
    <style:style style:name="P26" style:family="paragraph" style:parent-style-name="Standard" style:list-style-name="L2">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2pt" style:font-weight-asian="normal" style:font-name-complex="Times New Roman1" style:font-size-complex="12pt" style:font-weight-complex="normal"/>
    </style:style>
    <style:style style:name="P27" style:family="paragraph" style:parent-style-name="Standard" style:list-style-name="L3">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2pt" style:font-weight-asian="normal" style:font-name-complex="Times New Roman1" style:font-size-complex="12pt" style:font-weight-complex="normal"/>
    </style:style>
    <style:style style:name="P28" style:family="paragraph" style:parent-style-name="Standard">
      <style:paragraph-properties fo:text-align="center" style:justify-single-word="false"/>
      <style:text-properties style:font-name="Times New Roman" fo:font-size="14pt" fo:language="uk" fo:country="UA" fo:font-weight="bold" officeooo:rsid="00752f12" officeooo:paragraph-rsid="00abb4d7" fo:background-color="#ffffff" style:font-name-asian="Calibri" style:font-size-asian="14pt" style:font-weight-asian="bold" style:font-name-complex="Times New Roman1" style:font-size-complex="14pt" style:font-weight-complex="bold"/>
    </style:style>
    <style:style style:name="P29" style:family="paragraph" style:parent-style-name="Standard">
      <style:paragraph-properties fo:text-align="center" style:justify-single-word="false" fo:break-before="page"/>
      <style:text-properties style:font-name="Times New Roman" fo:font-size="14pt" fo:language="uk" fo:country="UA" fo:font-weight="bold" officeooo:rsid="00752f12" officeooo:paragraph-rsid="00abb4d7" fo:background-color="#ffffff" style:font-name-asian="Calibri" style:font-size-asian="14pt" style:font-weight-asian="bold" style:font-name-complex="Times New Roman1" style:font-size-complex="14pt" style:font-weight-complex="bold"/>
    </style:style>
    <style:style style:name="P30" style:family="paragraph" style:parent-style-name="Standard" style:master-page-name="">
      <loext:graphic-properties draw:fill="none"/>
      <style:paragraph-properties fo:margin-left="0cm" fo:margin-right="0cm" fo:text-align="justify" style:justify-single-word="false" fo:text-indent="0.6cm" style:auto-text-indent="false" style:page-number="auto" fo:background-color="transparent"/>
      <style:text-properties fo:language="uk" fo:country="UA" officeooo:paragraph-rsid="00b7ea7e"/>
    </style:style>
    <style:style style:name="P31"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fo:language="uk" fo:country="UA" officeooo:paragraph-rsid="00b7ea7e"/>
    </style:style>
    <style:style style:name="P32"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fo:language="uk" fo:country="UA" officeooo:paragraph-rsid="00b7ea7e"/>
    </style:style>
    <style:style style:name="T1" style:family="text">
      <style:text-properties fo:language="uk" fo:country="UA" fo:font-weight="bold" style:font-name-asian="Times New Roman1" style:font-weight-asian="bold" style:font-size-complex="14pt"/>
    </style:style>
    <style:style style:name="T2" style:family="text">
      <style:text-properties fo:language="uk" fo:country="UA" fo:font-weight="bold" officeooo:rsid="00783715" style:font-name-asian="Times New Roman1" style:font-weight-asian="bold" style:font-size-complex="14pt"/>
    </style:style>
    <style:style style:name="T3" style:family="text">
      <style:text-properties fo:language="uk" fo:country="UA" fo:font-weight="bold" fo:background-color="#ffffff" loext:char-shading-value="0" style:font-weight-asian="bold"/>
    </style:style>
    <style:style style:name="T4" style:family="text">
      <style:text-properties fo:language="uk" fo:country="UA" fo:font-weight="normal" fo:background-color="#ffffff" loext:char-shading-value="0" style:font-name-asian="Calibri" style:font-weight-asian="normal" style:font-name-complex="Times New Roman1" style:font-weight-complex="normal"/>
    </style:style>
    <style:style style:name="T5" style:family="text">
      <style:text-properties fo:language="uk" fo:country="UA" style:font-size-complex="14pt"/>
    </style:style>
    <style:style style:name="T6" style:family="text">
      <style:text-properties fo:language="uk" fo:country="UA" officeooo:rsid="00752f12" style:font-size-complex="14pt"/>
    </style:style>
    <style:style style:name="T7" style:family="text">
      <style:text-properties fo:text-transform="uppercase" fo:language="uk" fo:country="UA" fo:font-weight="bold" style:font-name-asian="Times New Roman1" style:font-weight-asian="bold" style:font-size-complex="14pt"/>
    </style:style>
    <style:style style:name="T8" style:family="text">
      <style:text-properties fo:font-weight="bold" style:font-name-asian="Times New Roman1" style:font-weight-asian="bold" style:font-size-complex="14pt"/>
    </style:style>
    <style:style style:name="T9" style:family="text">
      <style:text-properties fo:background-color="#ffffff" loext:char-shading-value="0" style:font-name-asian="Calibri" style:font-name-complex="Times New Roman1"/>
    </style:style>
    <style:style style:name="T10" style:family="text">
      <style:text-properties officeooo:rsid="00a508f2" fo:background-color="#ffffff" loext:char-shading-value="0" style:font-name-asian="Calibri" style:font-name-complex="Times New Roman1"/>
    </style:style>
    <style:style style:name="T11" style:family="text">
      <style:text-properties officeooo:rsid="00a8f4be"/>
    </style:style>
    <style:style style:name="T12" style:family="text">
      <style:text-properties fo:font-weight="normal" style:font-weight-asian="normal" style:font-weight-complex="normal"/>
    </style:style>
    <style:style style:name="T13" style:family="text">
      <style:text-properties style:font-name="Times New Roman" fo:font-size="12pt" fo:font-weight="normal" officeooo:rsid="00752f12" fo:background-color="#ffffff" loext:char-shading-value="0" style:font-name-asian="Calibri" style:font-size-asian="12pt" style:font-weight-asian="normal" style:font-name-complex="Times New Roman1" style:font-size-complex="12pt" style:font-weight-complex="normal"/>
    </style:style>
    <style:style style:name="T14" style:family="text">
      <style:text-properties style:font-name="Times New Roman" fo:font-size="12pt" fo:font-weight="normal" officeooo:rsid="00be09c8" fo:background-color="#ffffff" loext:char-shading-value="0" style:font-name-asian="Calibri" style:font-size-asian="12pt" style:font-weight-asian="normal" style:font-name-complex="Times New Roman1" style:font-size-complex="12pt" style:font-weight-complex="normal"/>
    </style:style>
    <style:style style:name="T15" style:family="text">
      <style:text-properties officeooo:rsid="00bb9797"/>
    </style:style>
    <style:style style:name="fr1"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4cm" draw:visible-area-height="5.024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МІНІСТЕРСТВО ОСВІТИ І НАУКИ УКРАЇНИ</text:p>
      <text:p text:style-name="P2"><draw:frame draw:style-name="fr1"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3">Дніпровський національний університет<text:line-break/>залізничного транспорту імені академіка В. Лазаряна</text:p>
      <text:p text:style-name="P4"/>
      <text:p text:style-name="P5">Кафедра «Комп'ютерні інформаційні технології»</text:p>
      <text:p text:style-name="P6"/>
      <text:p text:style-name="P6"/>
      <text:p text:style-name="P6"/>
      <text:p text:style-name="P6"/>
      <text:p text:style-name="P6"/>
      <text:p text:style-name="P6"/>
      <text:p text:style-name="P6"/>
      <text:p text:style-name="P6"/>
      <text:p text:style-name="P7">Лабораторна робота № <text:span text:style-name="T11">15</text:span></text:p>
      <text:p text:style-name="P9"><text:span text:style-name="T8"><text:line-break/></text:span><text:span text:style-name="T1">з дисципліни «</text:span><text:span text:style-name="T2">Об'єктно-орієнтоване програмування</text:span><text:span text:style-name="T7">»</text:span></text:p>
      <text:p text:style-name="P8"/>
      <text:p text:style-name="P1"><text:span text:style-name="T3">на тему: </text:span><text:span text:style-name="T4">«Робота з файловими потоками Java.»</text:span></text:p>
      <text:p text:style-name="P10"/>
      <text:p text:style-name="P10"/>
      <text:p text:style-name="P10"/>
      <text:p text:style-name="P10"/>
      <text:p text:style-name="P10"/>
      <text:p text:style-name="P10"/>
      <text:p text:style-name="P5">Виконав:</text:p>
      <text:p text:style-name="P11">студент гр.ПЗ1911 </text:p>
      <text:p text:style-name="P11">Сафонов Д. Є.</text:p>
      <text:p text:style-name="P11">Прийняла: </text:p>
      <text:p text:style-name="P12">Демидович І.М.</text:p>
      <text:p text:style-name="P13"><text:tab/></text:p>
      <text:p text:style-name="P14"><text:span text:style-name="T5">Дніпро, 202</text:span><text:span text:style-name="T6">1</text:span></text:p>
      <text:p text:style-name="P21">Тема. <text:span text:style-name="T12">Робота з файловими потоками Java.</text:span></text:p>
      <text:p text:style-name="P15"/>
      <text:p text:style-name="P16">Завдання. <text:span text:style-name="T12">Написати об'єктно-орієнтовану програму на мові Java, яка використовує файлові потоки для збереження та зчитування матриці з файлу. Індивідуальні завдання взяти з попередньої лабораторної роботи.</text:span></text:p>
      <text:p text:style-name="P18"/>
      <text:p text:style-name="P17"><text:span text:style-name="T9">Індивідуальн</text:span><text:span text:style-name="T10">е</text:span><text:span text:style-name="T9"> завдання.</text:span></text:p>
      <text:p text:style-name="P16"/>
      <text:p text:style-name="P20">Діаграма класів.</text:p>
      <text:p text:style-name="P19">//almost same as 14th</text:p>
      <text:p text:style-name="P20"/>
      <text:p text:style-name="P29">Опис файлових потоків, які використовуються в програмі.</text:p>
      <text:p text:style-name="P19">BufferedReader - зчитує символи з потоку, буферизує їх щоб забезпечити ефективне читання рядків.</text:p>
      <text:p text:style-name="P19">FileReader - клас для читання текстових файлів.</text:p>
      <text:p text:style-name="P19">FileWriter - клас для запису текстових файлів.</text:p>
      <text:p text:style-name="P29">Опис патерну Декоратор та його застосування в роботі з файлами.</text:p>
      <text:p text:style-name="P30"><text:span text:style-name="T13">Патерн декоратор є способом додавання нового функціоналу (операцій) до вже існуючого класу і його об'єктів за допомогою інкапсуляції об'єктів(або посилань на них) вже існуючого класу в новому "Декораторі". Цей клас пов</text:span><text:bookmark-start text:name="__DdeLink__142_98898101"/><text:span text:style-name="T13">и</text:span><text:bookmark-end text:name="__DdeLink__142_98898101"/><text:span text:style-name="T13">нен реалізовувати всі інтерфейси існуючого, однак може змінювати </text:span>їх<text:span text:style-name="T13"> поведінку (в цьому і є мета таких класів) або додавати нові методи.</text:span></text:p>
      <text:p text:style-name="P31"><text:span text:style-name="T13">Зазвичай перевизначені методи не просто мають подібну поведінку, але також засновані на методах основного класу і просто їх доповнюють.</text:span></text:p>
      <text:p text:style-name="P32"><text:span text:style-name="T13">Використаний у програмі клас BufferedReader можна вважати декоратором для класу Reader, він додає нові методи для зчитування рядків, але ці операції основані на операціях зчитування символу. FileReader можна вважати декоратором для класу InputStreamReader, який спеціалізується на читанні текстових файлів. FileWriter можна вважати декоратором класу FileWriter, який спец</text:span><text:span text:style-name="T14">іалізується на записі текстових файлів.</text:span></text:p>
      <text:p text:style-name="P29">Текст програми.</text:p>
      <text:p text:style-name="P19">//paste</text:p>
      <text:p text:style-name="P29">Приклад роботи програми.</text:p>
      <text:p text:style-name="P19">//old + new screens</text:p>
      <text:p text:style-name="P20"/>
      <text:p text:style-name="P29">Висновки.</text:p>
      <text:p text:style-name="P24">Розроблена програма заснована на програмах із лабораторних робіт 13 та 14. Класи Matrix&lt;T&gt;, який представляє абстрактну матрицю; Solver, який вирішує поставлене завда<text:span text:style-name="T15">ння із 13ої ЛР не були змінені. Клас MatrixGui притерпів невеликих змін, а саме:</text:span></text:p>
      <text:list xml:id="list4177368113" text:style-name="L1">
        <text:list-item>
          <text:p text:style-name="P25">були додані методи:</text:p>
          <text:list>
            <text:list-item>
              <text:p text:style-name="P25">updateMatrix - функціонал цієї функції вже був присутній у версії з 14ої ЛР, але знадобилося повторне використання, тож код був винесений у функцію.</text:p>
            </text:list-item>
            <text:list-item>
              <text:p text:style-name="P25">errorDialog - Виведення вікна із помилкою.</text:p>
            </text:list-item>
            <text:list-item>
              <text:p text:style-name="P25">getFile - Виведення вікна для вибору файлу.</text:p>
            </text:list-item>
          </text:list>
        </text:list-item>
        <text:list-item>
          <text:p text:style-name="P25">та обробники подій для кнопок збереження та завантаження матриці до та з файлу відповідно.</text:p>
        </text:list-item>
      </text:list>
      <text:p text:style-name="P24">Для збереження був обраний текстовий формат, щоб файли можна було редагувати не тільки у цій програмі, а й в текстових редакторах. Матриця зберігається у файлі в наступному форматі:</text:p>
      <text:list xml:id="list1715439565" text:style-name="L2">
        <text:list-item>
          <text:p text:style-name="P26">Розмір матриці(Висота та Ширина через пробіл).</text:p>
        </text:list-item>
        <text:list-item>
          <text:p text:style-name="P26">Рядки матриці.</text:p>
        </text:list-item>
      </text:list>
      <text:p text:style-name="P24">При некоректному форматі викидаються виключення(у програмі вони оброблені, і викликають діалогові вікна із повідомленням про помилку):</text:p>
      <text:list xml:id="list362250365" text:style-name="L3">
        <text:list-item>
          <text:p text:style-name="P27">У рядку із розмірами не 2 токени</text:p>
        </text:list-item>
        <text:list-item>
          <text:p text:style-name="P27">У якомусь із рядків кількість токенів не збігається з очікуваною</text:p>
        </text:list-item>
        <text:list-item>
          <text:p text:style-name="P27">Недостатньо рядків</text:p>
        </text:list-item>
        <text:list-item>
          <text:p text:style-name="P27">Забагато рядків</text:p>
        </text:list-item>
        <text:list-item>
          <text:p text:style-name="P27">Токен не може бути зведений до цілого числа</text:p>
        </text:list-item>
      </text:list>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39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667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937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20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477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747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01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28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04T12:06:42.174867818</meta:creation-date>
    <dc:date>2021-02-27T00:14:22.793887115</dc:date>
    <meta:editing-duration>PT8H43M22S</meta:editing-duration>
    <meta:editing-cycles>160</meta:editing-cycles>
    <meta:generator>LibreOffice/7.0.4.2$Linux_X86_64 LibreOffice_project/00$Build-2</meta:generator>
    <meta:document-statistic meta:table-count="0" meta:image-count="0" meta:object-count="1" meta:page-count="7" meta:paragraph-count="48" meta:word-count="441" meta:character-count="3093" meta:non-whitespace-character-count="2706"/>
  </office:meta>
</office:document-meta>
</file>